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1.41mm" fo:break-before="auto" style:use-optimal-row-height="true"/>
    </style:style>
    <style:style style:name="ro4" style:family="table-row">
      <style:table-row-properties style:row-height="7.8mm" fo:break-before="auto" style:use-optimal-row-height="true"/>
    </style:style>
    <style:style style:name="ro5" style:family="table-row">
      <style:table-row-properties style:row-height="18.64mm" fo:break-before="auto" style:use-optimal-row-height="true"/>
    </style:style>
    <style:style style:name="ro6" style:family="table-row">
      <style:table-row-properties style:row-height="10.78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41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linan dari web</text:p>
          </table:table-cell>
          <table:covered-table-cell table:number-columns-repeated="3" table:style-name="ce9"/>
          <table:table-cell table:style-name="ce8" office:value-type="string" calcext:value-type="string">
            <text:p>Mardown</text:p>
          </table:table-cell>
        </table:table-row>
        <table:table-row table:style-name="ro2">
          <table:table-cell table:style-name="ce1" office:value-type="string" calcext:value-type="string">
            <text:p>Jadwal Rilis Konde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1"/>
          <table:table-cell table:style-name="ce9" table:number-columns-repeated="3"/>
          <table:table-cell table:style-name="ce8"/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4]&amp;&quot;|&quot;&amp;[.B4]&amp;&quot;|&quot;&amp;[.C4]&amp;&quot;|&quot;&amp;[.D4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table:style-name="ce2" office:value-type="string" calcext:value-type="string">
            <text:p>Minggu </text:p>
          </table:table-cell>
          <table:table-cell table:style-name="ce2" office:value-type="string" calcext:value-type="string">
            <text:p>Tanggal </text:p>
          </table:table-cell>
          <table:table-cell table:style-name="ce2" office:value-type="string" calcext:value-type="string">
            <text:p>Status </text:p>
          </table:table-cell>
          <table:table-cell table:style-name="ce2" office:value-type="string" calcext:value-type="string">
            <text:p>Catatan </text:p>
          </table:table-cell>
          <table:table-cell table:formula="of:=&quot;|&quot;&amp;[.A5]&amp;&quot;|&quot;&amp;[.B5]&amp;&quot;|&quot;&amp;[.C5]&amp;&quot;|&quot;&amp;[.D5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Mei 2007 </text:p>
          </table:table-cell>
          <table:covered-table-cell table:number-columns-repeated="3" table:style-name="ce10"/>
          <table:table-cell table:formula="of:=&quot;|&quot;&amp;[.A6]&amp;&quot;|&quot;&amp;[.B6]&amp;&quot;|&quot;&amp;[.C6]&amp;&quot;|&quot;&amp;[.D6]&amp;&quot;|&quot;" office:value-type="string" office:string-value="|Mei 2007 ||||" calcext:value-type="string">
            <text:p>|Mei 2007 ||||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7 Mei </text:p>
          </table:table-cell>
          <table:table-cell table:style-name="ce4" office:value-type="string" calcext:value-type="string">
            <text:p>Pengerjaan Konde dimulai </text:p>
          </table:table-cell>
          <table:table-cell table:style-name="ce4" office:value-type="string" calcext:value-type="string">
            <text:p>Memulai pembuatan </text:p>
          </table:table-cell>
          <table:table-cell table:formula="of:=&quot;|&quot;&amp;[.A7]&amp;&quot;|&quot;&amp;[.B7]&amp;&quot;|&quot;&amp;[.C7]&amp;&quot;|&quot;&amp;[.D7]&amp;&quot;|&quot;" office:value-type="string" office:string-value="|1|17 Mei |Pengerjaan Konde dimulai |Memulai pembuatan |" calcext:value-type="string">
            <text:p>|1|17 Mei |Pengerjaan Konde dimulai |Memulai pembuatan |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 Mei </text:p>
          </table:table-cell>
          <table:table-cell table:number-columns-repeated="2"/>
          <table:table-cell table:formula="of:=&quot;|&quot;&amp;[.A8]&amp;&quot;|&quot;&amp;[.B8]&amp;&quot;|&quot;&amp;[.C8]&amp;&quot;|&quot;&amp;[.D8]&amp;&quot;|&quot;" office:value-type="string" office:string-value="|2|24 Mei |||" calcext:value-type="string">
            <text:p>|2|24 Mei |||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 Mei </text:p>
          </table:table-cell>
          <table:table-cell table:number-columns-repeated="2"/>
          <table:table-cell table:formula="of:=&quot;|&quot;&amp;[.A9]&amp;&quot;|&quot;&amp;[.B9]&amp;&quot;|&quot;&amp;[.C9]&amp;&quot;|&quot;&amp;[.D9]&amp;&quot;|&quot;" office:value-type="string" office:string-value="|3|31 Mei |||" calcext:value-type="string">
            <text:p>|3|31 Mei |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Juni 2007 </text:p>
          </table:table-cell>
          <table:covered-table-cell table:number-columns-repeated="3" table:style-name="ce10"/>
          <table:table-cell table:formula="of:=&quot;|&quot;&amp;[.A10]&amp;&quot;|&quot;&amp;[.B10]&amp;&quot;|&quot;&amp;[.C10]&amp;&quot;|&quot;&amp;[.D10]&amp;&quot;|&quot;" office:value-type="string" office:string-value="|Juni 2007 ||||" calcext:value-type="string">
            <text:p>|Juni 2007 ||||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 Juni </text:p>
          </table:table-cell>
          <table:table-cell table:number-columns-repeated="2"/>
          <table:table-cell table:formula="of:=&quot;|&quot;&amp;[.A11]&amp;&quot;|&quot;&amp;[.B11]&amp;&quot;|&quot;&amp;[.C11]&amp;&quot;|&quot;&amp;[.D11]&amp;&quot;|&quot;" office:value-type="string" office:string-value="|4|7 Juni |||" calcext:value-type="string">
            <text:p>|4|7 Juni |||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 Juni </text:p>
          </table:table-cell>
          <table:table-cell table:number-columns-repeated="2"/>
          <table:table-cell table:formula="of:=&quot;|&quot;&amp;[.A12]&amp;&quot;|&quot;&amp;[.B12]&amp;&quot;|&quot;&amp;[.C12]&amp;&quot;|&quot;&amp;[.D12]&amp;&quot;|&quot;" office:value-type="string" office:string-value="|5|14 Juni |||" calcext:value-type="string">
            <text:p>|5|14 Juni |||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1 Juni </text:p>
          </table:table-cell>
          <table:table-cell table:number-columns-repeated="2"/>
          <table:table-cell table:formula="of:=&quot;|&quot;&amp;[.A13]&amp;&quot;|&quot;&amp;[.B13]&amp;&quot;|&quot;&amp;[.C13]&amp;&quot;|&quot;&amp;[.D13]&amp;&quot;|&quot;" office:value-type="string" office:string-value="|6|21 Juni |||" calcext:value-type="string">
            <text:p>|6|21 Juni |||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8 Juni </text:p>
          </table:table-cell>
          <table:table-cell table:number-columns-repeated="2"/>
          <table:table-cell table:formula="of:=&quot;|&quot;&amp;[.A14]&amp;&quot;|&quot;&amp;[.B14]&amp;&quot;|&quot;&amp;[.C14]&amp;&quot;|&quot;&amp;[.D14]&amp;&quot;|&quot;" office:value-type="string" office:string-value="|7|28 Juni |||" calcext:value-type="string">
            <text:p>|7|28 Juni |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Juli 2007 </text:p>
          </table:table-cell>
          <table:covered-table-cell table:number-columns-repeated="3" table:style-name="ce10"/>
          <table:table-cell table:formula="of:=&quot;|&quot;&amp;[.A15]&amp;&quot;|&quot;&amp;[.B15]&amp;&quot;|&quot;&amp;[.C15]&amp;&quot;|&quot;&amp;[.D15]&amp;&quot;|&quot;" office:value-type="string" office:string-value="|Juli 2007 ||||" calcext:value-type="string">
            <text:p>|Juli 2007 ||||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Juli </text:p>
          </table:table-cell>
          <table:table-cell table:number-columns-repeated="2"/>
          <table:table-cell table:formula="of:=&quot;|&quot;&amp;[.A16]&amp;&quot;|&quot;&amp;[.B16]&amp;&quot;|&quot;&amp;[.C16]&amp;&quot;|&quot;&amp;[.D16]&amp;&quot;|&quot;" office:value-type="string" office:string-value="|8|5 Juli |||" calcext:value-type="string">
            <text:p>|8|5 Juli |||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 Juli </text:p>
          </table:table-cell>
          <table:table-cell table:number-columns-repeated="2"/>
          <table:table-cell table:formula="of:=&quot;|&quot;&amp;[.A17]&amp;&quot;|&quot;&amp;[.B17]&amp;&quot;|&quot;&amp;[.C17]&amp;&quot;|&quot;&amp;[.D17]&amp;&quot;|&quot;" office:value-type="string" office:string-value="|9|12 Juli |||" calcext:value-type="string">
            <text:p>|9|12 Juli |||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 Juli </text:p>
          </table:table-cell>
          <table:table-cell table:number-columns-repeated="2"/>
          <table:table-cell table:formula="of:=&quot;|&quot;&amp;[.A18]&amp;&quot;|&quot;&amp;[.B18]&amp;&quot;|&quot;&amp;[.C18]&amp;&quot;|&quot;&amp;[.D18]&amp;&quot;|&quot;" office:value-type="string" office:string-value="|10|19 Juli |||" calcext:value-type="string">
            <text:p>|10|19 Juli |||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6 Juli </text:p>
          </table:table-cell>
          <table:table-cell table:number-columns-repeated="2"/>
          <table:table-cell table:formula="of:=&quot;|&quot;&amp;[.A19]&amp;&quot;|&quot;&amp;[.B19]&amp;&quot;|&quot;&amp;[.C19]&amp;&quot;|&quot;&amp;[.D19]&amp;&quot;|&quot;" office:value-type="string" office:string-value="|11|26 Juli |||" calcext:value-type="string">
            <text:p>|11|26 Juli |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Agustus 2007 </text:p>
          </table:table-cell>
          <table:covered-table-cell table:number-columns-repeated="3" table:style-name="ce10"/>
          <table:table-cell table:formula="of:=&quot;|&quot;&amp;[.A20]&amp;&quot;|&quot;&amp;[.B20]&amp;&quot;|&quot;&amp;[.C20]&amp;&quot;|&quot;&amp;[.D20]&amp;&quot;|&quot;" office:value-type="string" office:string-value="|Agustus 2007 ||||" calcext:value-type="string">
            <text:p>|Agustus 2007 |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Agustus </text:p>
          </table:table-cell>
          <table:table-cell table:number-columns-repeated="2"/>
          <table:table-cell table:formula="of:=&quot;|&quot;&amp;[.A21]&amp;&quot;|&quot;&amp;[.B21]&amp;&quot;|&quot;&amp;[.C21]&amp;&quot;|&quot;&amp;[.D21]&amp;&quot;|&quot;" office:value-type="string" office:string-value="|12|2 Agustus |||" calcext:value-type="string">
            <text:p>|12|2 Agustus 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 Agustus </text:p>
          </table:table-cell>
          <table:table-cell table:number-columns-repeated="2"/>
          <table:table-cell table:formula="of:=&quot;|&quot;&amp;[.A22]&amp;&quot;|&quot;&amp;[.B22]&amp;&quot;|&quot;&amp;[.C22]&amp;&quot;|&quot;&amp;[.D22]&amp;&quot;|&quot;" office:value-type="string" office:string-value="|13|9 Agustus |||" calcext:value-type="string">
            <text:p>|13|9 Agustus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 Agustus </text:p>
          </table:table-cell>
          <table:table-cell table:number-columns-repeated="2"/>
          <table:table-cell table:formula="of:=&quot;|&quot;&amp;[.A23]&amp;&quot;|&quot;&amp;[.B23]&amp;&quot;|&quot;&amp;[.C23]&amp;&quot;|&quot;&amp;[.D23]&amp;&quot;|&quot;" office:value-type="string" office:string-value="|14|16 Agustus |||" calcext:value-type="string">
            <text:p>|14|16 Agustus |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3 Agustus </text:p>
          </table:table-cell>
          <table:table-cell table:number-columns-repeated="2"/>
          <table:table-cell table:formula="of:=&quot;|&quot;&amp;[.A24]&amp;&quot;|&quot;&amp;[.B24]&amp;&quot;|&quot;&amp;[.C24]&amp;&quot;|&quot;&amp;[.D24]&amp;&quot;|&quot;" office:value-type="string" office:string-value="|15|23 Agustus |||" calcext:value-type="string">
            <text:p>|15|23 Agustus 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 Agustus </text:p>
          </table:table-cell>
          <table:table-cell table:style-name="ce4" office:value-type="string" calcext:value-type="string">
            <text:p>Jahitan 1 </text:p>
          </table:table-cell>
          <table:table-cell/>
          <table:table-cell table:formula="of:=&quot;|&quot;&amp;[.A25]&amp;&quot;|&quot;&amp;[.B25]&amp;&quot;|&quot;&amp;[.C25]&amp;&quot;|&quot;&amp;[.D25]&amp;&quot;|&quot;" office:value-type="string" office:string-value="|12|30 Agustus |Jahitan 1 ||" calcext:value-type="string">
            <text:p>|12|30 Agustus |Jahitan 1 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September 2007 </text:p>
          </table:table-cell>
          <table:covered-table-cell table:number-columns-repeated="3" table:style-name="ce10"/>
          <table:table-cell table:formula="of:=&quot;|&quot;&amp;[.A26]&amp;&quot;|&quot;&amp;[.B26]&amp;&quot;|&quot;&amp;[.C26]&amp;&quot;|&quot;&amp;[.D26]&amp;&quot;|&quot;" office:value-type="string" office:string-value="|September 2007 ||||" calcext:value-type="string">
            <text:p>|September 2007 |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 September </text:p>
          </table:table-cell>
          <table:table-cell table:number-columns-repeated="2"/>
          <table:table-cell table:formula="of:=&quot;|&quot;&amp;[.A27]&amp;&quot;|&quot;&amp;[.B27]&amp;&quot;|&quot;&amp;[.C27]&amp;&quot;|&quot;&amp;[.D27]&amp;&quot;|&quot;" office:value-type="string" office:string-value="|13|6 September |||" calcext:value-type="string">
            <text:p>|13|6 September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 September </text:p>
          </table:table-cell>
          <table:table-cell table:style-name="ce4" office:value-type="string" calcext:value-type="string">
            <text:p>Jahitan 2 </text:p>
          </table:table-cell>
          <table:table-cell/>
          <table:table-cell table:formula="of:=&quot;|&quot;&amp;[.A28]&amp;&quot;|&quot;&amp;[.B28]&amp;&quot;|&quot;&amp;[.C28]&amp;&quot;|&quot;&amp;[.D28]&amp;&quot;|&quot;" office:value-type="string" office:string-value="|14|13 September |Jahitan 2 ||" calcext:value-type="string">
            <text:p>|14|13 September |Jahitan 2 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 September </text:p>
          </table:table-cell>
          <table:table-cell table:number-columns-repeated="2"/>
          <table:table-cell table:formula="of:=&quot;|&quot;&amp;[.A29]&amp;&quot;|&quot;&amp;[.B29]&amp;&quot;|&quot;&amp;[.C29]&amp;&quot;|&quot;&amp;[.D29]&amp;&quot;|&quot;" office:value-type="string" office:string-value="|15|20 September |||" calcext:value-type="string">
            <text:p>|15|20 September ||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7 September </text:p>
          </table:table-cell>
          <table:table-cell table:style-name="ce4" office:value-type="string" calcext:value-type="string">
            <text:p>Jahitan 3 </text:p>
          </table:table-cell>
          <table:table-cell/>
          <table:table-cell table:formula="of:=&quot;|&quot;&amp;[.A30]&amp;&quot;|&quot;&amp;[.B30]&amp;&quot;|&quot;&amp;[.C30]&amp;&quot;|&quot;&amp;[.D30]&amp;&quot;|&quot;" office:value-type="string" office:string-value="|16|27 September |Jahitan 3 ||" calcext:value-type="string">
            <text:p>|16|27 September |Jahitan 3 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Oktober 2007 </text:p>
          </table:table-cell>
          <table:covered-table-cell table:number-columns-repeated="3" table:style-name="ce10"/>
          <table:table-cell table:formula="of:=&quot;|&quot;&amp;[.A31]&amp;&quot;|&quot;&amp;[.B31]&amp;&quot;|&quot;&amp;[.C31]&amp;&quot;|&quot;&amp;[.D31]&amp;&quot;|&quot;" office:value-type="string" office:string-value="|Oktober 2007 ||||" calcext:value-type="string">
            <text:p>|Oktober 2007 |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 Oktober </text:p>
          </table:table-cell>
          <table:table-cell table:number-columns-repeated="2"/>
          <table:table-cell table:formula="of:=&quot;|&quot;&amp;[.A32]&amp;&quot;|&quot;&amp;[.B32]&amp;&quot;|&quot;&amp;[.C32]&amp;&quot;|&quot;&amp;[.D32]&amp;&quot;|&quot;" office:value-type="string" office:string-value="|13|4 Oktober |||" calcext:value-type="string">
            <text:p>|13|4 Oktober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1 Oktober </text:p>
          </table:table-cell>
          <table:table-cell table:style-name="ce4" office:value-type="string" calcext:value-type="string">
            <text:p>Jahitan 4 </text:p>
          </table:table-cell>
          <table:table-cell/>
          <table:table-cell table:formula="of:=&quot;|&quot;&amp;[.A33]&amp;&quot;|&quot;&amp;[.B33]&amp;&quot;|&quot;&amp;[.C33]&amp;&quot;|&quot;&amp;[.D33]&amp;&quot;|&quot;" office:value-type="string" office:string-value="|14|11 Oktober |Jahitan 4 ||" calcext:value-type="string">
            <text:p>|14|11 Oktober |Jahitan 4 ||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18 Oktober </text:p>
          </table:table-cell>
          <table:table-cell table:style-name="ce4" office:value-type="string" calcext:value-type="string">
            <text:p>Tenggat kerjaan &amp; rilis beta </text:p>
          </table:table-cell>
          <table:table-cell/>
          <table:table-cell table:formula="of:=&quot;|&quot;&amp;[.A34]&amp;&quot;|&quot;&amp;[.B34]&amp;&quot;|&quot;&amp;[.C34]&amp;&quot;|&quot;&amp;[.D34]&amp;&quot;|&quot;" office:value-type="string" office:string-value="|15|18 Oktober |Tenggat kerjaan &amp; rilis beta ||" calcext:value-type="string">
            <text:p>|15|18 Oktober |Tenggat kerjaan &amp; rilis beta ||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25 Oktober </text:p>
          </table:table-cell>
          <table:table-cell table:style-name="ce4" office:value-type="string" calcext:value-type="string">
            <text:p>ReleaseCandidate </text:p>
          </table:table-cell>
          <table:table-cell/>
          <table:table-cell table:formula="of:=&quot;|&quot;&amp;[.A35]&amp;&quot;|&quot;&amp;[.B35]&amp;&quot;|&quot;&amp;[.C35]&amp;&quot;|&quot;&amp;[.D35]&amp;&quot;|&quot;" office:value-type="string" office:string-value="|16|25 Oktober |ReleaseCandidate ||" calcext:value-type="string">
            <text:p>|16|25 Oktober |ReleaseCandidate 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November 2007 </text:p>
          </table:table-cell>
          <table:covered-table-cell table:number-columns-repeated="3" table:style-name="ce10"/>
          <table:table-cell table:formula="of:=&quot;|&quot;&amp;[.A36]&amp;&quot;|&quot;&amp;[.B36]&amp;&quot;|&quot;&amp;[.C36]&amp;&quot;|&quot;&amp;[.D36]&amp;&quot;|&quot;" office:value-type="string" office:string-value="|November 2007 ||||" calcext:value-type="string">
            <text:p>|November 2007 ||||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1 November </text:p>
          </table:table-cell>
          <table:table-cell table:style-name="ce4" office:value-type="string" calcext:value-type="string">
            <text:p>Rilis <text:a xlink:href="../../../../../../../wiki/BlankOn" xlink:type="simple">BlankOn</text:a> </text:p>
          </table:table-cell>
          <table:table-cell table:style-name="ce4" office:value-type="string" calcext:value-type="string">
            <text:p>Berdasarkan atas kesepakatan Tim Steering (H+14) </text:p>
          </table:table-cell>
          <table:table-cell table:formula="of:=&quot;|&quot;&amp;[.A37]&amp;&quot;|&quot;&amp;[.B37]&amp;&quot;|&quot;&amp;[.C37]&amp;&quot;|&quot;&amp;[.D37]&amp;&quot;|&quot;" office:value-type="string" office:string-value="|17|1 November |Rilis BlankOn |Berdasarkan atas kesepakatan Tim Steering (H+14) |" calcext:value-type="string">
            <text:p>|17|1 November |Rilis BlankOn |Berdasarkan atas kesepakatan Tim Steering (H+14) |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 November </text:p>
          </table:table-cell>
          <table:table-cell table:number-columns-repeated="2"/>
          <table:table-cell table:formula="of:=&quot;|&quot;&amp;[.A38]&amp;&quot;|&quot;&amp;[.B38]&amp;&quot;|&quot;&amp;[.C38]&amp;&quot;|&quot;&amp;[.D38]&amp;&quot;|&quot;" office:value-type="string" office:string-value="|18|8 November |||" calcext:value-type="string">
            <text:p>|18|8 November |||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15 November </text:p>
          </table:table-cell>
          <table:table-cell table:style-name="ce4" office:value-type="string" calcext:value-type="string">
            <text:p>Pengerjaan Konde+1 dimulai </text:p>
          </table:table-cell>
          <table:table-cell/>
          <table:table-cell table:formula="of:=&quot;|&quot;&amp;[.A39]&amp;&quot;|&quot;&amp;[.B39]&amp;&quot;|&quot;&amp;[.C39]&amp;&quot;|&quot;&amp;[.D39]&amp;&quot;|&quot;" office:value-type="string" office:string-value="|19|15 November |Pengerjaan Konde+1 dimulai ||" calcext:value-type="string">
            <text:p>|19|15 November |Pengerjaan Konde+1 dimulai ||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 November </text:p>
          </table:table-cell>
          <table:table-cell table:number-columns-repeated="2"/>
          <table:table-cell table:formula="of:=&quot;|&quot;&amp;[.A40]&amp;&quot;|&quot;&amp;[.B40]&amp;&quot;|&quot;&amp;[.C40]&amp;&quot;|&quot;&amp;[.D40]&amp;&quot;|&quot;" office:value-type="string" office:string-value="|20|22 November |||" calcext:value-type="string">
            <text:p>|20|22 November |||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7 November </text:p>
          </table:table-cell>
          <table:table-cell/>
          <table:table-cell table:style-name="ce10"/>
          <table:table-cell table:formula="of:=&quot;|&quot;&amp;[.A41]&amp;&quot;|&quot;&amp;[.B41]&amp;&quot;|&quot;&amp;[.C41]&amp;&quot;|&quot;&amp;[.D41]&amp;&quot;|&quot;" office:value-type="string" office:string-value="|21|27 November |||" calcext:value-type="string">
            <text:p>|21|27 November |||</text:p>
          </table:table-cell>
        </table:table-row>
      </table:table>
      <table:table table:name="3" table:style-name="ta1">
        <table:table-column table:style-name="co1" table:number-columns-repeated="4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linan dari web</text:p>
          </table:table-cell>
          <table:covered-table-cell table:number-columns-repeated="3" table:style-name="ce9"/>
          <table:table-cell table:style-name="ce8" office:value-type="string" calcext:value-type="string">
            <text:p>Mardown</text:p>
          </table:table-cell>
        </table:table-row>
        <table:table-row table:style-name="ro2">
          <table:table-cell table:style-name="ce1" office:value-type="string" calcext:value-type="string">
            <text:p>Jadwal Rilis Lontara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1"/>
          <table:table-cell table:style-name="ce9" table:number-columns-repeated="3"/>
          <table:table-cell table:style-name="ce8"/>
        </table:table-row>
        <table:table-row table:style-name="ro1">
          <table:table-cell table:style-name="ce2" office:value-type="string" calcext:value-type="string">
            <text:p>Minggu </text:p>
          </table:table-cell>
          <table:table-cell table:style-name="ce2" office:value-type="string" calcext:value-type="string">
            <text:p>Tanggal </text:p>
          </table:table-cell>
          <table:table-cell table:style-name="ce2" office:value-type="string" calcext:value-type="string">
            <text:p>Status </text:p>
          </table:table-cell>
          <table:table-cell table:style-name="ce2" office:value-type="string" calcext:value-type="string">
            <text:p>Catatan </text:p>
          </table:table-cell>
          <table:table-cell table:formula="of:=&quot;|&quot;&amp;[.A4]&amp;&quot;|&quot;&amp;[.B4]&amp;&quot;|&quot;&amp;[.C4]&amp;&quot;|&quot;&amp;[.D4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5]&amp;&quot;|&quot;&amp;[.B5]&amp;&quot;|&quot;&amp;[.C5]&amp;&quot;|&quot;&amp;[.D5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office:value-type="string" calcext:value-type="string">
            <text:p>November 2007</text:p>
          </table:table-cell>
          <table:table-cell table:number-columns-repeated="3"/>
          <table:table-cell table:formula="of:=&quot;|&quot;&amp;[.A6]&amp;&quot;|&quot;&amp;[.B6]&amp;&quot;|&quot;&amp;[.C6]&amp;&quot;|&quot;&amp;[.D6]&amp;&quot;|&quot;" office:value-type="string" office:string-value="|November 2007||||" calcext:value-type="string">
            <text:p>|November 2007||||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 November </text:p>
          </table:table-cell>
          <table:table-cell office:value-type="string" calcext:value-type="string">
            <text:p>Pengerjaan Lontara dimulai </text:p>
          </table:table-cell>
          <table:table-cell office:value-type="string" calcext:value-type="string">
            <text:p>Memulai pembuatan konsep</text:p>
          </table:table-cell>
          <table:table-cell table:formula="of:=&quot;|&quot;&amp;[.A7]&amp;&quot;|&quot;&amp;[.B7]&amp;&quot;|&quot;&amp;[.C7]&amp;&quot;|&quot;&amp;[.D7]&amp;&quot;|&quot;" office:value-type="string" office:string-value="|1|19 November |Pengerjaan Lontara dimulai |Memulai pembuatan konsep|" calcext:value-type="string">
            <text:p>|1|19 November |Pengerjaan Lontara dimulai |Memulai pembuatan konsep|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 November </text:p>
          </table:table-cell>
          <table:table-cell table:number-columns-repeated="2"/>
          <table:table-cell table:formula="of:=&quot;|&quot;&amp;[.A8]&amp;&quot;|&quot;&amp;[.B8]&amp;&quot;|&quot;&amp;[.C8]&amp;&quot;|&quot;&amp;[.D8]&amp;&quot;|&quot;" office:value-type="string" office:string-value="|2|26 November |||" calcext:value-type="string">
            <text:p>|2|26 November |||</text:p>
          </table:table-cell>
        </table:table-row>
        <table:table-row table:style-name="ro1">
          <table:table-cell office:value-type="string" calcext:value-type="string">
            <text:p>Desember 2007</text:p>
          </table:table-cell>
          <table:table-cell table:number-columns-repeated="3"/>
          <table:table-cell table:formula="of:=&quot;|&quot;&amp;[.A9]&amp;&quot;|&quot;&amp;[.B9]&amp;&quot;|&quot;&amp;[.C9]&amp;&quot;|&quot;&amp;[.D9]&amp;&quot;|&quot;" office:value-type="string" office:string-value="|Desember 2007||||" calcext:value-type="string">
            <text:p>|Desember 2007||||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 Desember </text:p>
          </table:table-cell>
          <table:table-cell table:number-columns-repeated="2"/>
          <table:table-cell table:formula="of:=&quot;|&quot;&amp;[.A10]&amp;&quot;|&quot;&amp;[.B10]&amp;&quot;|&quot;&amp;[.C10]&amp;&quot;|&quot;&amp;[.D10]&amp;&quot;|&quot;" office:value-type="string" office:string-value="|3|3 Desember |||" calcext:value-type="string">
            <text:p>|3|3 Desember |||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 Desember </text:p>
          </table:table-cell>
          <table:table-cell table:number-columns-repeated="2"/>
          <table:table-cell table:formula="of:=&quot;|&quot;&amp;[.A11]&amp;&quot;|&quot;&amp;[.B11]&amp;&quot;|&quot;&amp;[.C11]&amp;&quot;|&quot;&amp;[.D11]&amp;&quot;|&quot;" office:value-type="string" office:string-value="|4|10 Desember |||" calcext:value-type="string">
            <text:p>|4|10 Desember |||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7 Desember </text:p>
          </table:table-cell>
          <table:table-cell office:value-type="string" calcext:value-type="string">
            <text:p>Usulan Fitur </text:p>
          </table:table-cell>
          <table:table-cell office:value-type="string" calcext:value-type="string">
            <text:p>Penutupan usulan fitur</text:p>
          </table:table-cell>
          <table:table-cell table:formula="of:=&quot;|&quot;&amp;[.A12]&amp;&quot;|&quot;&amp;[.B12]&amp;&quot;|&quot;&amp;[.C12]&amp;&quot;|&quot;&amp;[.D12]&amp;&quot;|&quot;" office:value-type="string" office:string-value="|5|17 Desember |Usulan Fitur |Penutupan usulan fitur|" calcext:value-type="string">
            <text:p>|5|17 Desember |Usulan Fitur |Penutupan usulan fitur|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4 Desember </text:p>
          </table:table-cell>
          <table:table-cell table:number-columns-repeated="2"/>
          <table:table-cell table:formula="of:=&quot;|&quot;&amp;[.A13]&amp;&quot;|&quot;&amp;[.B13]&amp;&quot;|&quot;&amp;[.C13]&amp;&quot;|&quot;&amp;[.D13]&amp;&quot;|&quot;" office:value-type="string" office:string-value="|6|24 Desember |||" calcext:value-type="string">
            <text:p>|6|24 Desember |||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1 Desember </text:p>
          </table:table-cell>
          <table:table-cell table:number-columns-repeated="2"/>
          <table:table-cell table:formula="of:=&quot;|&quot;&amp;[.A14]&amp;&quot;|&quot;&amp;[.B14]&amp;&quot;|&quot;&amp;[.C14]&amp;&quot;|&quot;&amp;[.D14]&amp;&quot;|&quot;" office:value-type="string" office:string-value="|7|31 Desember |||" calcext:value-type="string">
            <text:p>|7|31 Desember |||</text:p>
          </table:table-cell>
        </table:table-row>
        <table:table-row table:style-name="ro1">
          <table:table-cell office:value-type="string" calcext:value-type="string">
            <text:p>Januari 2008</text:p>
          </table:table-cell>
          <table:table-cell table:number-columns-repeated="3"/>
          <table:table-cell table:formula="of:=&quot;|&quot;&amp;[.A15]&amp;&quot;|&quot;&amp;[.B15]&amp;&quot;|&quot;&amp;[.C15]&amp;&quot;|&quot;&amp;[.D15]&amp;&quot;|&quot;" office:value-type="string" office:string-value="|Januari 2008||||" calcext:value-type="string">
            <text:p>|Januari 2008||||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 Januari </text:p>
          </table:table-cell>
          <table:table-cell table:number-columns-repeated="2"/>
          <table:table-cell table:formula="of:=&quot;|&quot;&amp;[.A16]&amp;&quot;|&quot;&amp;[.B16]&amp;&quot;|&quot;&amp;[.C16]&amp;&quot;|&quot;&amp;[.D16]&amp;&quot;|&quot;" office:value-type="string" office:string-value="|8|7 Januari |||" calcext:value-type="string">
            <text:p>|8|7 Januari |||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4 Januari </text:p>
          </table:table-cell>
          <table:table-cell office:value-type="string" calcext:value-type="string">
            <text:p>Jahitan 1? </text:p>
          </table:table-cell>
          <table:table-cell office:value-type="string" calcext:value-type="string">
            <text:p>Rilis pertama untuk testing internal</text:p>
          </table:table-cell>
          <table:table-cell table:formula="of:=&quot;|&quot;&amp;[.A17]&amp;&quot;|&quot;&amp;[.B17]&amp;&quot;|&quot;&amp;[.C17]&amp;&quot;|&quot;&amp;[.D17]&amp;&quot;|&quot;" office:value-type="string" office:string-value="|9|14 Januari |Jahitan 1? |Rilis pertama untuk testing internal|" calcext:value-type="string">
            <text:p>|9|14 Januari |Jahitan 1? |Rilis pertama untuk testing internal|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 Januari </text:p>
          </table:table-cell>
          <table:table-cell table:number-columns-repeated="2"/>
          <table:table-cell table:formula="of:=&quot;|&quot;&amp;[.A18]&amp;&quot;|&quot;&amp;[.B18]&amp;&quot;|&quot;&amp;[.C18]&amp;&quot;|&quot;&amp;[.D18]&amp;&quot;|&quot;" office:value-type="string" office:string-value="|10|21 Januari |||" calcext:value-type="string">
            <text:p>|10|21 Januari |||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8 Januari </text:p>
          </table:table-cell>
          <table:table-cell table:number-columns-repeated="2"/>
          <table:table-cell table:formula="of:=&quot;|&quot;&amp;[.A19]&amp;&quot;|&quot;&amp;[.B19]&amp;&quot;|&quot;&amp;[.C19]&amp;&quot;|&quot;&amp;[.D19]&amp;&quot;|&quot;" office:value-type="string" office:string-value="|11|28 Januari |||" calcext:value-type="string">
            <text:p>|11|28 Januari |||</text:p>
          </table:table-cell>
        </table:table-row>
        <table:table-row table:style-name="ro1">
          <table:table-cell office:value-type="string" calcext:value-type="string">
            <text:p>Februari 2008</text:p>
          </table:table-cell>
          <table:table-cell table:number-columns-repeated="3"/>
          <table:table-cell table:formula="of:=&quot;|&quot;&amp;[.A20]&amp;&quot;|&quot;&amp;[.B20]&amp;&quot;|&quot;&amp;[.C20]&amp;&quot;|&quot;&amp;[.D20]&amp;&quot;|&quot;" office:value-type="string" office:string-value="|Februari 2008||||" calcext:value-type="string">
            <text:p>|Februari 2008|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 Februari </text:p>
          </table:table-cell>
          <table:table-cell office:value-type="string" calcext:value-type="string">
            <text:p>Jahitan 2? </text:p>
          </table:table-cell>
          <table:table-cell office:value-type="string" calcext:value-type="string">
            <text:p>Rilis kedua untuk testing internal </text:p>
          </table:table-cell>
          <table:table-cell table:formula="of:=&quot;|&quot;&amp;[.A21]&amp;&quot;|&quot;&amp;[.B21]&amp;&quot;|&quot;&amp;[.C21]&amp;&quot;|&quot;&amp;[.D21]&amp;&quot;|&quot;" office:value-type="string" office:string-value="|12|4 Februari |Jahitan 2? |Rilis kedua untuk testing internal |" calcext:value-type="string">
            <text:p>|12|4 Februari |Jahitan 2? |Rilis kedua untuk testing internal 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1 Februari </text:p>
          </table:table-cell>
          <table:table-cell table:number-columns-repeated="2"/>
          <table:table-cell table:formula="of:=&quot;|&quot;&amp;[.A22]&amp;&quot;|&quot;&amp;[.B22]&amp;&quot;|&quot;&amp;[.C22]&amp;&quot;|&quot;&amp;[.D22]&amp;&quot;|&quot;" office:value-type="string" office:string-value="|13|11 Februari |||" calcext:value-type="string">
            <text:p>|13|11 Februari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 Februari </text:p>
          </table:table-cell>
          <table:table-cell table:number-columns-repeated="2"/>
          <table:table-cell table:formula="of:=&quot;|&quot;&amp;[.A23]&amp;&quot;|&quot;&amp;[.B23]&amp;&quot;|&quot;&amp;[.C23]&amp;&quot;|&quot;&amp;[.D23]&amp;&quot;|&quot;" office:value-type="string" office:string-value="|14|18 Februari |||" calcext:value-type="string">
            <text:p>|14|18 Februari |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5 Februari </text:p>
          </table:table-cell>
          <table:table-cell table:number-columns-repeated="2"/>
          <table:table-cell table:formula="of:=&quot;|&quot;&amp;[.A24]&amp;&quot;|&quot;&amp;[.B24]&amp;&quot;|&quot;&amp;[.C24]&amp;&quot;|&quot;&amp;[.D24]&amp;&quot;|&quot;" office:value-type="string" office:string-value="|15|25 Februari |||" calcext:value-type="string">
            <text:p>|15|25 Februari |||</text:p>
          </table:table-cell>
        </table:table-row>
        <table:table-row table:style-name="ro1">
          <table:table-cell office:value-type="string" calcext:value-type="string">
            <text:p>Maret 2008</text:p>
          </table:table-cell>
          <table:table-cell table:number-columns-repeated="3"/>
          <table:table-cell table:formula="of:=&quot;|&quot;&amp;[.A25]&amp;&quot;|&quot;&amp;[.B25]&amp;&quot;|&quot;&amp;[.C25]&amp;&quot;|&quot;&amp;[.D25]&amp;&quot;|&quot;" office:value-type="string" office:string-value="|Maret 2008||||" calcext:value-type="string">
            <text:p>|Maret 2008|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 Maret </text:p>
          </table:table-cell>
          <table:table-cell office:value-type="string" calcext:value-type="string">
            <text:p>Jahitan 3? </text:p>
          </table:table-cell>
          <table:table-cell office:value-type="string" calcext:value-type="string">
            <text:p>Rilis ketiga untuk testing internal</text:p>
          </table:table-cell>
          <table:table-cell table:formula="of:=&quot;|&quot;&amp;[.A26]&amp;&quot;|&quot;&amp;[.B26]&amp;&quot;|&quot;&amp;[.C26]&amp;&quot;|&quot;&amp;[.D26]&amp;&quot;|&quot;" office:value-type="string" office:string-value="|12|3 Maret |Jahitan 3? |Rilis ketiga untuk testing internal|" calcext:value-type="string">
            <text:p>|12|3 Maret |Jahitan 3? |Rilis ketiga untuk testing internal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 Maret </text:p>
          </table:table-cell>
          <table:table-cell table:number-columns-repeated="2"/>
          <table:table-cell table:formula="of:=&quot;|&quot;&amp;[.A27]&amp;&quot;|&quot;&amp;[.B27]&amp;&quot;|&quot;&amp;[.C27]&amp;&quot;|&quot;&amp;[.D27]&amp;&quot;|&quot;" office:value-type="string" office:string-value="|13|10 Maret |||" calcext:value-type="string">
            <text:p>|13|10 Maret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7 Maret </text:p>
          </table:table-cell>
          <table:table-cell table:number-columns-repeated="2"/>
          <table:table-cell table:formula="of:=&quot;|&quot;&amp;[.A28]&amp;&quot;|&quot;&amp;[.B28]&amp;&quot;|&quot;&amp;[.C28]&amp;&quot;|&quot;&amp;[.D28]&amp;&quot;|&quot;" office:value-type="string" office:string-value="|14|17 Maret |||" calcext:value-type="string">
            <text:p>|14|17 Maret |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4 Maret </text:p>
          </table:table-cell>
          <table:table-cell table:number-columns-repeated="2"/>
          <table:table-cell table:formula="of:=&quot;|&quot;&amp;[.A29]&amp;&quot;|&quot;&amp;[.B29]&amp;&quot;|&quot;&amp;[.C29]&amp;&quot;|&quot;&amp;[.D29]&amp;&quot;|&quot;" office:value-type="string" office:string-value="|15|24 Maret |||" calcext:value-type="string">
            <text:p>|15|24 Maret ||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1 Maret </text:p>
          </table:table-cell>
          <table:table-cell office:value-type="string" calcext:value-type="string">
            <text:p>Jahitan 4? </text:p>
          </table:table-cell>
          <table:table-cell office:value-type="string" calcext:value-type="string">
            <text:p>Rilis keempat untuk testing internal</text:p>
          </table:table-cell>
          <table:table-cell table:formula="of:=&quot;|&quot;&amp;[.A30]&amp;&quot;|&quot;&amp;[.B30]&amp;&quot;|&quot;&amp;[.C30]&amp;&quot;|&quot;&amp;[.D30]&amp;&quot;|&quot;" office:value-type="string" office:string-value="|16|31 Maret |Jahitan 4? |Rilis keempat untuk testing internal|" calcext:value-type="string">
            <text:p>|16|31 Maret |Jahitan 4? |Rilis keempat untuk testing internal|</text:p>
          </table:table-cell>
        </table:table-row>
        <table:table-row table:style-name="ro1">
          <table:table-cell office:value-type="string" calcext:value-type="string">
            <text:p>April 2008</text:p>
          </table:table-cell>
          <table:table-cell table:number-columns-repeated="3"/>
          <table:table-cell table:formula="of:=&quot;|&quot;&amp;[.A31]&amp;&quot;|&quot;&amp;[.B31]&amp;&quot;|&quot;&amp;[.C31]&amp;&quot;|&quot;&amp;[.D31]&amp;&quot;|&quot;" office:value-type="string" office:string-value="|April 2008||||" calcext:value-type="string">
            <text:p>|April 2008|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 April </text:p>
          </table:table-cell>
          <table:table-cell table:number-columns-repeated="2"/>
          <table:table-cell table:formula="of:=&quot;|&quot;&amp;[.A32]&amp;&quot;|&quot;&amp;[.B32]&amp;&quot;|&quot;&amp;[.C32]&amp;&quot;|&quot;&amp;[.D32]&amp;&quot;|&quot;" office:value-type="string" office:string-value="|13|7 April |||" calcext:value-type="string">
            <text:p>|13|7 April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4 April </text:p>
          </table:table-cell>
          <table:table-cell office:value-type="string" calcext:value-type="string">
            <text:p>Rilis Beta </text:p>
          </table:table-cell>
          <table:table-cell office:value-type="string" calcext:value-type="string">
            <text:p>Pada minggu ini juga akan dirilis versi beta BlankOn untuk di testing kepada publik</text:p>
          </table:table-cell>
          <table:table-cell table:formula="of:=&quot;|&quot;&amp;[.A33]&amp;&quot;|&quot;&amp;[.B33]&amp;&quot;|&quot;&amp;[.C33]&amp;&quot;|&quot;&amp;[.D33]&amp;&quot;|&quot;" office:value-type="string" office:string-value="|14|14 April |Rilis Beta |Pada minggu ini juga akan dirilis versi beta BlankOn untuk di testing kepada publik|" calcext:value-type="string">
            <text:p>|14|14 April |Rilis Beta |Pada minggu ini juga akan dirilis versi beta BlankOn untuk di testing kepada publik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1 April </text:p>
          </table:table-cell>
          <table:table-cell office:value-type="string" calcext:value-type="string">
            <text:p>Tenggat waktu pengumpulan tugas </text:p>
          </table:table-cell>
          <table:table-cell office:value-type="string" calcext:value-type="string">
            <text:p>Batas akhir pekerjaan pengumpulan tugas seluruh tim BlankOn, seperti tenggat penyelesaian artwork, dokumentasi, paket-paket dsb</text:p>
          </table:table-cell>
          <table:table-cell table:formula="of:=&quot;|&quot;&amp;[.A34]&amp;&quot;|&quot;&amp;[.B34]&amp;&quot;|&quot;&amp;[.C34]&amp;&quot;|&quot;&amp;[.D34]&amp;&quot;|&quot;" office:value-type="string" office:string-value="|15|21 April |Tenggat waktu pengumpulan tugas |Batas akhir pekerjaan pengumpulan tugas seluruh tim BlankOn, seperti tenggat penyelesaian artwork, dokumentasi, paket-paket dsb|" calcext:value-type="string">
            <text:p>|15|21 April |Tenggat waktu pengumpulan tugas |Batas akhir pekerjaan pengumpulan tugas seluruh tim BlankOn, seperti tenggat penyelesaian artwork, dokumentasi, paket-paket dsb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4 April </text:p>
          </table:table-cell>
          <table:table-cell office:value-type="string" calcext:value-type="string">
            <text:p>RIlis Ubuntu 8.04 LTS</text:p>
          </table:table-cell>
          <table:table-cell/>
          <table:table-cell table:formula="of:=&quot;|&quot;&amp;[.A35]&amp;&quot;|&quot;&amp;[.B35]&amp;&quot;|&quot;&amp;[.C35]&amp;&quot;|&quot;&amp;[.D35]&amp;&quot;|&quot;" office:value-type="string" office:string-value="|15|24 April |RIlis Ubuntu 8.04 LTS||" calcext:value-type="string">
            <text:p>|15|24 April |RIlis Ubuntu 8.04 LTS|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8 April </text:p>
          </table:table-cell>
          <table:table-cell office:value-type="string" calcext:value-type="string">
            <text:p>&gt; /!\ Calon Rilis BlankOn </text:p>
          </table:table-cell>
          <table:table-cell/>
          <table:table-cell table:formula="of:=&quot;|&quot;&amp;[.A36]&amp;&quot;|&quot;&amp;[.B36]&amp;&quot;|&quot;&amp;[.C36]&amp;&quot;|&quot;&amp;[.D36]&amp;&quot;|&quot;" office:value-type="string" office:string-value="|16|28 April |&gt; /!\ Calon Rilis BlankOn ||" calcext:value-type="string">
            <text:p>|16|28 April |&gt; /!\ Calon Rilis BlankOn ||</text:p>
          </table:table-cell>
        </table:table-row>
        <table:table-row table:style-name="ro1">
          <table:table-cell office:value-type="string" calcext:value-type="string">
            <text:p>Mei 2008</text:p>
          </table:table-cell>
          <table:table-cell table:number-columns-repeated="3"/>
          <table:table-cell table:formula="of:=&quot;|&quot;&amp;[.A37]&amp;&quot;|&quot;&amp;[.B37]&amp;&quot;|&quot;&amp;[.C37]&amp;&quot;|&quot;&amp;[.D37]&amp;&quot;|&quot;" office:value-type="string" office:string-value="|Mei 2008||||" calcext:value-type="string">
            <text:p>|Mei 2008||||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 Mei </text:p>
          </table:table-cell>
          <table:table-cell table:number-columns-repeated="2"/>
          <table:table-cell table:formula="of:=&quot;|&quot;&amp;[.A38]&amp;&quot;|&quot;&amp;[.B38]&amp;&quot;|&quot;&amp;[.C38]&amp;&quot;|&quot;&amp;[.D38]&amp;&quot;|&quot;" office:value-type="string" office:string-value="|17|5 Mei |||" calcext:value-type="string">
            <text:p>|17|5 Mei |||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8 Mei </text:p>
          </table:table-cell>
          <table:table-cell office:value-type="string" calcext:value-type="string">
            <text:p>/!\ Rilis Akhir BlankOn </text:p>
          </table:table-cell>
          <table:table-cell office:value-type="string" calcext:value-type="string">
            <text:p>BlankOn siap meluncur!</text:p>
          </table:table-cell>
          <table:table-cell table:formula="of:=&quot;|&quot;&amp;[.A39]&amp;&quot;|&quot;&amp;[.B39]&amp;&quot;|&quot;&amp;[.C39]&amp;&quot;|&quot;&amp;[.D39]&amp;&quot;|&quot;" office:value-type="string" office:string-value="|17|8 Mei |/!\ Rilis Akhir BlankOn |BlankOn siap meluncur!|" calcext:value-type="string">
            <text:p>|17|8 Mei |/!\ Rilis Akhir BlankOn |BlankOn siap meluncur!|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 Mei </text:p>
          </table:table-cell>
          <table:table-cell table:number-columns-repeated="2"/>
          <table:table-cell table:formula="of:=&quot;|&quot;&amp;[.A40]&amp;&quot;|&quot;&amp;[.B40]&amp;&quot;|&quot;&amp;[.C40]&amp;&quot;|&quot;&amp;[.D40]&amp;&quot;|&quot;" office:value-type="string" office:string-value="|18|12 Mei |||" calcext:value-type="string">
            <text:p>|18|12 Mei |||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9 Mei </text:p>
          </table:table-cell>
          <table:table-cell table:number-columns-repeated="2"/>
          <table:table-cell table:formula="of:=&quot;|&quot;&amp;[.A41]&amp;&quot;|&quot;&amp;[.B41]&amp;&quot;|&quot;&amp;[.C41]&amp;&quot;|&quot;&amp;[.D41]&amp;&quot;|&quot;" office:value-type="string" office:string-value="|19|19 Mei |||" calcext:value-type="string">
            <text:p>|19|19 Mei |||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 Mei </text:p>
          </table:table-cell>
          <table:table-cell table:number-columns-repeated="2"/>
          <table:table-cell table:formula="of:=&quot;|&quot;&amp;[.A42]&amp;&quot;|&quot;&amp;[.B42]&amp;&quot;|&quot;&amp;[.C42]&amp;&quot;|&quot;&amp;[.D42]&amp;&quot;|&quot;" office:value-type="string" office:string-value="|20|26 Mei |||" calcext:value-type="string">
            <text:p>|20|26 Mei |||</text:p>
          </table:table-cell>
        </table:table-row>
        <table:table-row table:style-name="ro1">
          <table:table-cell table:number-columns-repeated="4"/>
          <table:table-cell table:formula="of:=&quot;|&quot;&amp;[.A43]&amp;&quot;|&quot;&amp;[.B43]&amp;&quot;|&quot;&amp;[.C43]&amp;&quot;|&quot;&amp;[.D43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4]&amp;&quot;|&quot;&amp;[.B44]&amp;&quot;|&quot;&amp;[.C44]&amp;&quot;|&quot;&amp;[.D44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5]&amp;&quot;|&quot;&amp;[.B45]&amp;&quot;|&quot;&amp;[.C45]&amp;&quot;|&quot;&amp;[.D45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6]&amp;&quot;|&quot;&amp;[.B46]&amp;&quot;|&quot;&amp;[.C46]&amp;&quot;|&quot;&amp;[.D46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7]&amp;&quot;|&quot;&amp;[.B47]&amp;&quot;|&quot;&amp;[.C47]&amp;&quot;|&quot;&amp;[.D47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8]&amp;&quot;|&quot;&amp;[.B48]&amp;&quot;|&quot;&amp;[.C48]&amp;&quot;|&quot;&amp;[.D48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9]&amp;&quot;|&quot;&amp;[.B49]&amp;&quot;|&quot;&amp;[.C49]&amp;&quot;|&quot;&amp;[.D49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0]&amp;&quot;|&quot;&amp;[.B50]&amp;&quot;|&quot;&amp;[.C50]&amp;&quot;|&quot;&amp;[.D50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1]&amp;&quot;|&quot;&amp;[.B51]&amp;&quot;|&quot;&amp;[.C51]&amp;&quot;|&quot;&amp;[.D51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2]&amp;&quot;|&quot;&amp;[.B52]&amp;&quot;|&quot;&amp;[.C52]&amp;&quot;|&quot;&amp;[.D52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3]&amp;&quot;|&quot;&amp;[.B53]&amp;&quot;|&quot;&amp;[.C53]&amp;&quot;|&quot;&amp;[.D53]&amp;&quot;|&quot;" office:value-type="string" office:string-value="|||||" calcext:value-type="string">
            <text:p>|||||</text:p>
          </table:table-cell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  <table:table-row table:style-name="ro6">
          <table:table-cell/>
        </table:table-row>
        <table:table-row table:style-name="ro1" table:number-rows-repeated="4">
          <table:table-cell/>
        </table:table-row>
        <table:table-row table:style-name="ro2">
          <table:table-cell/>
        </table:table-row>
        <table:table-row table:style-name="ro1" table:number-rows-repeated="4">
          <table:table-cell/>
        </table:table-row>
        <table:table-row table:style-name="ro6">
          <table:table-cell/>
        </table:table-row>
        <table:table-row table:style-name="ro1" table:number-rows-repeated="3">
          <table:table-cell/>
        </table:table-row>
        <table:table-row table:style-name="ro6">
          <table:table-cell/>
        </table:table-row>
        <table:table-row table:style-name="ro1" table:number-rows-repeated="4">
          <table:table-cell/>
        </table:table-row>
        <table:table-row table:style-name="ro6">
          <table:table-cell/>
        </table:table-row>
        <table:table-row table:style-name="ro1" table:number-rows-repeated="3">
          <table:table-cell/>
        </table:table-row>
        <table:table-row table:style-name="ro6">
          <table:table-cell/>
        </table:table-row>
        <table:table-row table:style-name="ro1" table:number-rows-repeated="2">
          <table:table-cell/>
        </table:table-row>
        <table:table-row table:style-name="ro7">
          <table:table-cell/>
        </table:table-row>
        <table:table-row table:style-name="ro8">
          <table:table-cell/>
        </table:table-row>
        <table:table-row table:style-name="ro2" table:number-rows-repeated="2">
          <table:table-cell/>
        </table:table-row>
        <table:table-row table:style-name="ro1" table:number-rows-repeated="2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7:44:19.586042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8-15T17:18:51.262833211</meta:creation-date>
    <dc:date>2017-08-15T17:55:29.591806269</dc:date>
    <dc:creator>Faiq Aminuddin</dc:creator>
    <meta:editing-duration>PT8M20S</meta:editing-duration>
    <meta:editing-cycles>4</meta:editing-cycles>
    <meta:generator>LibreOffice/5.3.0.3$Linux_x86 LibreOffice_project/7074905676c47b82bbcfbea1aeefc84afe1c50e1</meta:generator>
    <meta:document-statistic meta:table-count="3" meta:cell-count="273" meta:object-count="0"/>
  </office:meta>
</office:document-meta>
</file>